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f0" officeooo:paragraph-rsid="0011d1f0"/>
    </style:style>
    <style:style style:name="P2" style:family="paragraph" style:parent-style-name="Standard">
      <style:text-properties officeooo:rsid="001e2630" officeooo:paragraph-rsid="001e2630"/>
    </style:style>
    <style:style style:name="P3" style:family="paragraph" style:parent-style-name="Standard">
      <style:text-properties officeooo:rsid="0021c7b0" officeooo:paragraph-rsid="0021c7b0"/>
    </style:style>
    <style:style style:name="P4" style:family="paragraph" style:parent-style-name="Standard">
      <style:text-properties officeooo:rsid="0022b4b8" officeooo:paragraph-rsid="0022b4b8"/>
    </style:style>
    <style:style style:name="P5" style:family="paragraph" style:parent-style-name="Standard" style:list-style-name="L1">
      <style:text-properties officeooo:rsid="0011d1f0" officeooo:paragraph-rsid="0011d1f0"/>
    </style:style>
    <style:style style:name="P6" style:family="paragraph" style:parent-style-name="Standard" style:list-style-name="L1">
      <style:text-properties officeooo:rsid="001e2630" officeooo:paragraph-rsid="001e2630"/>
    </style:style>
    <style:style style:name="P7" style:family="paragraph" style:parent-style-name="Standard" style:list-style-name="L1">
      <style:text-properties officeooo:rsid="001fff13" officeooo:paragraph-rsid="001fff13"/>
    </style:style>
    <style:style style:name="P8" style:family="paragraph" style:parent-style-name="Standard" style:list-style-name="L1">
      <style:text-properties officeooo:rsid="00274cf8" officeooo:paragraph-rsid="00274cf8"/>
    </style:style>
    <style:style style:name="P9" style:family="paragraph" style:parent-style-name="Standard" style:list-style-name="L1">
      <style:text-properties officeooo:rsid="00286095" officeooo:paragraph-rsid="00452972"/>
    </style:style>
    <style:style style:name="P10" style:family="paragraph" style:parent-style-name="Standard" style:list-style-name="L1">
      <style:text-properties officeooo:rsid="00286877" officeooo:paragraph-rsid="00286877"/>
    </style:style>
    <style:style style:name="P11" style:family="paragraph" style:parent-style-name="Standard" style:list-style-name="L1">
      <style:text-properties officeooo:rsid="0013c1c0" officeooo:paragraph-rsid="00452972"/>
    </style:style>
    <style:style style:name="P12" style:family="paragraph" style:parent-style-name="Standard" style:list-style-name="L1">
      <style:text-properties officeooo:rsid="0013c1c0" officeooo:paragraph-rsid="0013c1c0"/>
    </style:style>
    <style:style style:name="P13" style:family="paragraph" style:parent-style-name="Standard" style:list-style-name="L1">
      <style:text-properties officeooo:rsid="003f2a9e" officeooo:paragraph-rsid="003f2a9e"/>
    </style:style>
    <style:style style:name="P14" style:family="paragraph" style:parent-style-name="Standard" style:list-style-name="L1">
      <style:text-properties officeooo:rsid="003f2a9e" officeooo:paragraph-rsid="0040415e"/>
    </style:style>
    <style:style style:name="P15" style:family="paragraph" style:parent-style-name="Standard" style:list-style-name="L1">
      <style:text-properties officeooo:rsid="0040415e" officeooo:paragraph-rsid="0040415e"/>
    </style:style>
    <style:style style:name="P16" style:family="paragraph" style:parent-style-name="Standard" style:list-style-name="L1">
      <style:text-properties officeooo:rsid="0043535e" officeooo:paragraph-rsid="0043535e"/>
    </style:style>
    <style:style style:name="P17" style:family="paragraph" style:parent-style-name="Standard" style:list-style-name="L1">
      <style:text-properties officeooo:rsid="0014d2fe" officeooo:paragraph-rsid="0045c1ae"/>
    </style:style>
    <style:style style:name="P18" style:family="paragraph" style:parent-style-name="Standard" style:list-style-name="L1">
      <style:text-properties officeooo:rsid="0014d2fe" officeooo:paragraph-rsid="0014d2fe"/>
    </style:style>
    <style:style style:name="P19" style:family="paragraph" style:parent-style-name="Standard" style:list-style-name="L1">
      <style:text-properties officeooo:rsid="002cb3ab" officeooo:paragraph-rsid="002cb3ab"/>
    </style:style>
    <style:style style:name="P20" style:family="paragraph" style:parent-style-name="Standard" style:list-style-name="L1">
      <style:text-properties officeooo:rsid="0032b36a" officeooo:paragraph-rsid="0032b36a"/>
    </style:style>
    <style:style style:name="P21" style:family="paragraph" style:parent-style-name="Standard" style:list-style-name="L1">
      <style:text-properties officeooo:rsid="004877ea" officeooo:paragraph-rsid="004877ea"/>
    </style:style>
    <style:style style:name="P22" style:family="paragraph" style:parent-style-name="Standard" style:list-style-name="L1">
      <style:text-properties officeooo:rsid="0031ceb6" officeooo:paragraph-rsid="0031ceb6"/>
    </style:style>
    <style:style style:name="P23" style:family="paragraph" style:parent-style-name="Standard" style:list-style-name="L1">
      <style:text-properties officeooo:rsid="0016417d" officeooo:paragraph-rsid="0016417d"/>
    </style:style>
    <style:style style:name="P24" style:family="paragraph" style:parent-style-name="Standard" style:list-style-name="L1">
      <style:text-properties officeooo:rsid="0014da63" officeooo:paragraph-rsid="0014da63"/>
    </style:style>
    <style:style style:name="P25" style:family="paragraph" style:parent-style-name="Standard" style:list-style-name="L1">
      <style:text-properties officeooo:rsid="0014f108" officeooo:paragraph-rsid="0014f108"/>
    </style:style>
    <style:style style:name="P26" style:family="paragraph" style:parent-style-name="Standard" style:list-style-name="L1">
      <style:text-properties officeooo:rsid="0019c852" officeooo:paragraph-rsid="0019c852"/>
    </style:style>
    <style:style style:name="P27" style:family="paragraph" style:parent-style-name="Standard" style:list-style-name="L1">
      <style:text-properties officeooo:rsid="00182d1b" officeooo:paragraph-rsid="00182d1b"/>
    </style:style>
    <style:style style:name="P28" style:family="paragraph" style:parent-style-name="Standard" style:list-style-name="L1">
      <style:text-properties officeooo:rsid="001c6338" officeooo:paragraph-rsid="001c6338"/>
    </style:style>
    <style:style style:name="P29" style:family="paragraph" style:parent-style-name="Standard" style:list-style-name="L1">
      <style:text-properties officeooo:rsid="001b0410" officeooo:paragraph-rsid="001b0410"/>
    </style:style>
    <style:style style:name="P30" style:family="paragraph" style:parent-style-name="Standard" style:list-style-name="L1">
      <style:text-properties officeooo:rsid="001c8fed" officeooo:paragraph-rsid="001c8fed"/>
    </style:style>
    <style:style style:name="P31" style:family="paragraph" style:parent-style-name="Standard" style:list-style-name="L1">
      <style:text-properties officeooo:rsid="001c8fed" officeooo:paragraph-rsid="0033f236"/>
    </style:style>
    <style:style style:name="P32" style:family="paragraph" style:parent-style-name="Standard" style:list-style-name="L1">
      <style:text-properties officeooo:rsid="0033f236" officeooo:paragraph-rsid="0033f236"/>
    </style:style>
    <style:style style:name="P33" style:family="paragraph" style:parent-style-name="Standard" style:list-style-name="L1">
      <style:text-properties officeooo:rsid="0032ba67" officeooo:paragraph-rsid="0032ba67"/>
    </style:style>
    <style:style style:name="P34" style:family="paragraph" style:parent-style-name="Standard" style:list-style-name="L1">
      <style:text-properties officeooo:rsid="00358af1" officeooo:paragraph-rsid="00358af1"/>
    </style:style>
    <style:style style:name="P35" style:family="paragraph" style:parent-style-name="Standard" style:list-style-name="L1">
      <style:text-properties officeooo:rsid="0036b3d4" officeooo:paragraph-rsid="0036b3d4"/>
    </style:style>
    <style:style style:name="P36" style:family="paragraph" style:parent-style-name="Standard" style:list-style-name="L1">
      <style:text-properties officeooo:rsid="0037d9e5" officeooo:paragraph-rsid="0037d9e5"/>
    </style:style>
    <style:style style:name="P37" style:family="paragraph" style:parent-style-name="Standard" style:list-style-name="L1">
      <style:text-properties officeooo:rsid="003a4f69" officeooo:paragraph-rsid="003a4f69"/>
    </style:style>
    <style:style style:name="P38" style:family="paragraph" style:parent-style-name="Standard" style:list-style-name="L1">
      <style:text-properties officeooo:rsid="003ac9d5" officeooo:paragraph-rsid="003ac9d5"/>
    </style:style>
    <style:style style:name="P39" style:family="paragraph" style:parent-style-name="Standard" style:list-style-name="L1">
      <style:text-properties officeooo:rsid="003c18f1" officeooo:paragraph-rsid="003c18f1"/>
    </style:style>
    <style:style style:name="P40" style:family="paragraph" style:parent-style-name="Standard" style:list-style-name="L1">
      <style:text-properties officeooo:rsid="004c418c" officeooo:paragraph-rsid="004c418c"/>
    </style:style>
    <style:style style:name="T1" style:family="text">
      <style:text-properties officeooo:rsid="001703df"/>
    </style:style>
    <style:style style:name="T2" style:family="text">
      <style:text-properties officeooo:rsid="001c6338"/>
    </style:style>
    <style:style style:name="T3" style:family="text">
      <style:text-properties officeooo:rsid="0021c7b0"/>
    </style:style>
    <style:style style:name="T4" style:family="text">
      <style:text-properties officeooo:rsid="00243fb6"/>
    </style:style>
    <style:style style:name="T5" style:family="text">
      <style:text-properties officeooo:rsid="002a5e9d"/>
    </style:style>
    <style:style style:name="T6" style:family="text">
      <style:text-properties officeooo:rsid="002e9a4b"/>
    </style:style>
    <style:style style:name="T7" style:family="text">
      <style:text-properties officeooo:rsid="00308469"/>
    </style:style>
    <style:style style:name="T8" style:family="text">
      <style:text-properties officeooo:rsid="00330e72"/>
    </style:style>
    <style:style style:name="T9" style:family="text">
      <style:text-properties officeooo:rsid="00333f58"/>
    </style:style>
    <style:style style:name="T10" style:family="text">
      <style:text-properties officeooo:rsid="0037b0fa"/>
    </style:style>
    <style:style style:name="T11" style:family="text">
      <style:text-properties officeooo:rsid="0039d7c8"/>
    </style:style>
    <style:style style:name="T12" style:family="text">
      <style:text-properties officeooo:rsid="003aaab0"/>
    </style:style>
    <style:style style:name="T13" style:family="text">
      <style:text-properties officeooo:rsid="0040415e"/>
    </style:style>
    <style:style style:name="T14" style:family="text">
      <style:text-properties officeooo:rsid="00412535"/>
    </style:style>
    <style:style style:name="T15" style:family="text">
      <style:text-properties officeooo:rsid="00449b19"/>
    </style:style>
    <style:style style:name="T16" style:family="text">
      <style:text-properties officeooo:rsid="00471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2057119843282114" text:style-name="L1">
        <text:list-item>
          <text:p text:style-name="P5">Datove tridy</text:p>
          <text:list>
            <text:list-item>
              <text:p text:style-name="P6">MutableString</text:p>
              <text:list>
                <text:list-item>
                  <text:p text:style-name="P6">Retezec s menitelnym obsahem </text:p>
                </text:list-item>
                <text:list-item>
                  <text:p text:style-name="P6">metody:</text:p>
                  <text:list>
                    <text:list-item>
                      <text:p text:style-name="P6">append(char*)</text:p>
                    </text:list-item>
                    <text:list-item>
                      <text:p text:style-name="P6">append(std::string)</text:p>
                    </text:list-item>
                    <text:list-item>
                      <text:p text:style-name="P6">append(char)</text:p>
                    </text:list-item>
                    <text:list-item>
                      <text:p text:style-name="P6">append(char*,size)</text:p>
                    </text:list-item>
                    <text:list-item>
                      <text:p text:style-name="P6">size</text:p>
                    </text:list-item>
                    <text:list-item>
                      <text:p text:style-name="P6">isEmpty</text:p>
                    </text:list-item>
                    <text:list-item>
                      <text:p text:style-name="P7">data</text:p>
                    </text:list-item>
                    <text:list-item>
                      <text:p text:style-name="P7">getLineContaining(char*)</text:p>
                      <text:list>
                        <text:list-item>
                          <text:p text:style-name="P7">vrati radek obsahujici dany subretezec</text:p>
                        </text:list-item>
                      </text:list>
                    </text:list-item>
                    <text:list-item>
                      <text:p text:style-name="P7">substring(int,int)</text:p>
                    </text:list-item>
                  </text:list>
                </text:list-item>
              </text:list>
            </text:list-item>
            <text:list-item>
              <text:p text:style-name="P8">MAC_ADDRESS</text:p>
              <text:list>
                <text:list-item>
                  <text:p text:style-name="P9">immutable </text:p>
                </text:list-item>
                <text:list-item>
                  <text:p text:style-name="P8">reprezentace jedne MAC adresy</text:p>
                </text:list-item>
                <text:list-item>
                  <text:p text:style-name="P10"><text:span text:style-name="T15">properties </text:span>X charu(pro jednotlive casti)</text:p>
                </text:list-item>
              </text:list>
            </text:list-item>
            <text:list-item>
              <text:p text:style-name="P5">IP_ADDRESS</text:p>
              <text:list>
                <text:list-item>
                  <text:p text:style-name="P11">Immutable</text:p>
                </text:list-item>
                <text:list-item>
                  <text:p text:style-name="P5">Reprezentace jedne IP adresy</text:p>
                </text:list-item>
                <text:list-item>
                  <text:p text:style-name="P5">sklada se ze 4 charu - kazdy pro jednu cast</text:p>
                </text:list-item>
              </text:list>
            </text:list-item>
            <text:list-item>
              <text:p text:style-name="P13">TIMESTAMP</text:p>
              <text:list>
                <text:list-item>
                  <text:p text:style-name="P13">Immutable</text:p>
                </text:list-item>
                <text:list-item>
                  <text:p text:style-name="P14">casovy otisk</text:p>
                </text:list-item>
                <text:list-item>
                  <text:p text:style-name="P15">metody</text:p>
                  <text:list>
                    <text:list-item>
                      <text:p text:style-name="P14"><text:span text:style-name="T13">compare(other)</text:span> </text:p>
                    </text:list-item>
                  </text:list>
                </text:list-item>
              </text:list>
            </text:list-item>
            <text:list-item>
              <text:p text:style-name="P13">RESERVATION</text:p>
              <text:list>
                <text:list-item>
                  <text:p text:style-name="P13">jeden element v mape <text:span text:style-name="T14">rezervovanych adres</text:span></text:p>
                </text:list-item>
                <text:list-item>
                  <text:p text:style-name="P16">properties</text:p>
                  <text:list>
                    <text:list-item>
                      <text:p text:style-name="P16">timestamp doba vyprseni</text:p>
                    </text:list-item>
                    <text:list-item>
                      <text:p text:style-name="P16">ip adress pridelena adresa</text:p>
                    </text:list-item>
                  </text:list>
                </text:list-item>
              </text:list>
            </text:list-item>
            <text:list-item>
              <text:p text:style-name="P12">ADDRESS_POOL</text:p>
              <text:list>
                <text:list-item>
                  <text:p text:style-name="P17">Thread-safe =&gt; budou k nemu pristupovat vsechna vlakna</text:p>
                </text:list-item>
                <text:list-item>
                  <text:p text:style-name="P19">Propujcuje IP adresy</text:p>
                </text:list-item>
                <text:list-item>
                  <text:p text:style-name="P20">Interni objekt vyuzivany AddressHandlerem</text:p>
                </text:list-item>
                <text:list-item>
                  <text:p text:style-name="P18"><text:span text:style-name="T16">properties</text:span>:</text:p>
                  <text:list>
                    <text:list-item>
                      <text:p text:style-name="P18">mnozinu vsech <text:span text:style-name="T5">volnych</text:span> adres - <text:span text:style-name="T6">hashset</text:span></text:p>
                    </text:list-item>
                    <text:list-item>
                      <text:p text:style-name="P18">seznam ‘zablokovanych’ adres – <text:span text:style-name="T7">hashset</text:span></text:p>
                    </text:list-item>
                  </text:list>
                </text:list-item>
                <text:list-item>
                  <text:p text:style-name="P21">metody:</text:p>
                  <text:list>
                    <text:list-item>
                      <text:p text:style-name="P22">get address</text:p>
                    </text:list-item>
                    <text:list-item>
                      <text:p text:style-name="P22">release address</text:p>
                    </text:list-item>
                  </text:list>
                </text:list-item>
              </text:list>
            </text:list-item>
            <text:list-item>
              <text:p text:style-name="P22"/>
            </text:list-item>
            <text:list-item>
              <text:p text:style-name="P23">REQUEST_TYPE</text:p>
              <text:list>
                <text:list-item>
                  <text:p text:style-name="P23">vyctovy typ jednotlivych requestu</text:p>
                </text:list-item>
              </text:list>
            </text:list-item>
            <text:list-item>
              <text:p text:style-name="P24">REQUEST</text:p>
              <text:list>
                <text:list-item>
                  <text:p text:style-name="P25">abstraktni trida reprezentujici jednu zadost</text:p>
                </text:list-item>
                <text:list-item>
                  <text:p text:style-name="P26">pro kazdou zadost specifikovana jedna subtrida</text:p>
                </text:list-item>
                <text:list-item>
                  <text:p text:style-name="P25"><text:soft-page-break/>navratovy typ operace parsovani prijate zpravy ze socketu</text:p>
                </text:list-item>
                <text:list-item>
                  <text:p text:style-name="P23">obsahuje:</text:p>
                  <text:list>
                    <text:list-item>
                      <text:p text:style-name="P23">getType – <text:span text:style-name="T1">vrati typ dane zadosti(z REQUEST_TYPE)</text:span></text:p>
                    </text:list-item>
                    <text:list-item>
                      <text:p text:style-name="P27">performRequest – vykona danou zadost – pure virtual method specifikovana v subtride</text:p>
                    </text:list-item>
                    <text:list-item>
                      <text:p text:style-name="P26">toString – vrati retezcovou reprezentaci – pro debugova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ridy obstaravajici logiku programu</text:p>
          <text:list>
            <text:list-item>
              <text:p text:style-name="P26">MessageParser</text:p>
              <text:list>
                <text:list-item>
                  <text:p text:style-name="P26">trida zodpovedna za parsovani vstupniho retezce a vytvoreni prislusneho Request objektu </text:p>
                </text:list-item>
                <text:list-item>
                  <text:p text:style-name="P29">thread-confined k vlaknu zpracovavajicimu <text:span text:style-name="T2">jeden </text:span>task</text:p>
                </text:list-item>
              </text:list>
            </text:list-item>
            <text:list-item>
              <text:p text:style-name="P28">SocketHandler – <text:span text:style-name="T8">bude jeden socket pro kazde pripojeni :) </text:span></text:p>
              <text:list>
                <text:list-item>
                  <text:p text:style-name="P30">Genericka trida schopna pripojit se na socket s cislem specifikovanym v konstruktoru</text:p>
                </text:list-item>
                <text:list-item>
                  <text:p text:style-name="P31"><text:span text:style-name="T9">operace</text:span> </text:p>
                  <text:list>
                    <text:list-item>
                      <text:p text:style-name="P31">getNewMessage vrati zpravu ve forme stringu</text:p>
                    </text:list-item>
                    <text:list-item>
                      <text:p text:style-name="P32">sendMessage odesle zpravu</text:p>
                    </text:list-item>
                  </text:list>
                </text:list-item>
              </text:list>
            </text:list-item>
            <text:list-item>
              <text:p text:style-name="P33">AddressHandler</text:p>
              <text:list>
                <text:list-item>
                  <text:p text:style-name="P34">ThreadSafe ← budou k nemu pristupovat vsechna vlakna (reference v konstruktoru)</text:p>
                </text:list-item>
                <text:list-item>
                  <text:p text:style-name="P35">properties</text:p>
                  <text:list>
                    <text:list-item>
                      <text:p text:style-name="P40">AddressPool</text:p>
                    </text:list-item>
                    <text:list-item>
                      <text:p text:style-name="P36"><text:span text:style-name="T11">final </text:span>mapa &lt;mac,ip&gt; seznam primych mapovani</text:p>
                    </text:list-item>
                  </text:list>
                </text:list-item>
                <text:list-item>
                  <text:p text:style-name="P37">operace</text:p>
                  <text:list>
                    <text:list-item>
                      <text:p text:style-name="P37"><text:span text:style-name="T12">nabidni</text:span> adresu</text:p>
                    </text:list-item>
                    <text:list-item>
                      <text:p text:style-name="P38">zaber adresu</text:p>
                    </text:list-item>
                    <text:list-item>
                      <text:p text:style-name="P37">obnov adresu</text:p>
                    </text:list-item>
                    <text:list-item>
                      <text:p text:style-name="P37">uvolni adresu</text:p>
                    </text:list-item>
                  </text:list>
                </text:list-item>
              </text:list>
            </text:list-item>
            <text:list-item>
              <text:p text:style-name="P39">GarbageCollector</text:p>
              <text:list>
                <text:list-item>
                  <text:p text:style-name="P39">periodicky se budici vlakno</text:p>
                </text:list-item>
                <text:list-item>
                  <text:p text:style-name="P39">jeho prace spociva v odstranovani adres, kterym vyprsel cas</text:p>
                </text:list-item>
              </text:list>
            </text:list-item>
          </text:list>
        </text:list-item>
      </text:list>
      <text:p text:style-name="P2">Cinnost programu:</text:p>
      <text:p text:style-name="P2"><text:tab/>Hlavni vlakno nainicializuje <text:span text:style-name="T3">socket a bude v cyklu cekat na pripojeni. SocketHandler v tomto cyklu vzdy vrati MutableString obsahujici zpravu, nasledne dojde k vytvoreni vlakna, ktere dany request osetri, ulozeni pointeru na toto vlakno do seznamu.</text:span></text:p>
      <text:p text:style-name="P2"/>
      <text:p text:style-name="P2"/>
      <text:p text:style-name="P3">MAIN:</text:p>
      <text:p text:style-name="P3">Init sockethandler</text:p>
      <text:p text:style-name="P3">while(!interupted)</text:p>
      <text:p text:style-name="P3"><text:tab/>get message from handler<text:tab/><text:tab/></text:p>
      <text:p text:style-name="P3"><text:tab/>create a new thread to handle message,store a reference</text:p>
      <text:p text:style-name="P3">wait for all threads to join</text:p>
      <text:p text:style-name="P3">exit</text:p>
      <text:p text:style-name="P3"/>
      <text:p text:style-name="P4">REQUEST HANDLING:</text:p>
      <text:p text:style-name="P4"><text:tab/><text:span text:style-name="T4">parse message into request</text:span></text:p>
      <text:p text:style-name="P4"><text:tab/><text:span text:style-name="T4">perform given request</text:span></text:p>
      <text:p text:style-name="P4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07:38.327344108</meta:creation-date>
    <dc:date>2016-10-04T20:54:46.931989390</dc:date>
    <meta:editing-duration>PT1H26M17S</meta:editing-duration>
    <meta:editing-cycles>56</meta:editing-cycles>
    <meta:generator>LibreOffice/5.1.4.2$Linux_X86_64 LibreOffice_project/10m0$Build-2</meta:generator>
    <meta:document-statistic meta:table-count="0" meta:image-count="0" meta:object-count="0" meta:page-count="2" meta:paragraph-count="88" meta:word-count="391" meta:character-count="2487" meta:non-whitespace-character-count="2236"/>
  </office:meta>
</office:document-meta>
</file>